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1pt" officeooo:rsid="002d8208" officeooo:paragraph-rsid="0040c7b3" style:font-size-asian="11pt" style:font-size-complex="11pt"/>
    </style:style>
    <style:style style:name="P2" style:family="paragraph" style:parent-style-name="Text_20_body">
      <style:text-properties style:font-name="Liberation Serif" fo:font-size="11pt" officeooo:rsid="00383f0a" officeooo:paragraph-rsid="002f0bb6" style:font-size-asian="11pt" style:font-size-complex="11pt"/>
    </style:style>
    <style:style style:name="P3" style:family="paragraph" style:parent-style-name="Text_20_body">
      <style:paragraph-properties fo:text-align="justify" style:justify-single-word="false"/>
      <style:text-properties style:font-name="Liberation Serif" fo:font-size="11pt" officeooo:rsid="00323f1b" officeooo:paragraph-rsid="0040c7b3" style:font-size-asian="11pt" style:font-size-complex="11pt"/>
    </style:style>
    <style:style style:name="P4" style:family="paragraph" style:parent-style-name="Text_20_body">
      <style:paragraph-properties fo:text-align="justify" style:justify-single-word="false"/>
      <style:text-properties style:font-name="Liberation Serif" fo:font-size="11pt" officeooo:rsid="00313f67" officeooo:paragraph-rsid="0040c7b3" style:font-size-asian="11pt" style:font-size-complex="11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text-properties style:font-name="Liberation Serif" officeooo:rsid="000b1ab0" officeooo:paragraph-rsid="002c58f1"/>
    </style:style>
    <style:style style:name="P8" style:family="paragraph" style:parent-style-name="Text_20_body">
      <style:paragraph-properties fo:text-align="justify" style:justify-single-word="false"/>
      <style:text-properties style:font-name="Liberation Serif" fo:font-size="11pt" officeooo:rsid="002f0bb6" officeooo:paragraph-rsid="0042c5db" style:font-size-asian="11pt" style:font-size-complex="11pt"/>
    </style:style>
    <style:style style:name="P9" style:family="paragraph" style:parent-style-name="Text_20_body">
      <style:paragraph-properties fo:text-align="justify" style:justify-single-word="false"/>
      <style:text-properties style:font-name="Liberation Serif" fo:font-size="11pt" officeooo:rsid="000b1ab0" officeooo:paragraph-rsid="0040c7b3" style:font-size-asian="11pt" style:font-size-complex="11pt"/>
    </style:style>
    <style:style style:name="P10" style:family="paragraph" style:parent-style-name="Text_20_body">
      <style:text-properties style:font-name="Liberation Serif" fo:font-size="11pt" officeooo:rsid="004bfadd" officeooo:paragraph-rsid="004bfadd" style:font-size-asian="11pt" style:font-size-complex="11pt"/>
    </style:style>
    <style:style style:name="P11" style:family="paragraph" style:parent-style-name="Text_20_body">
      <style:text-properties officeooo:paragraph-rsid="004a1f99"/>
    </style:style>
    <style:style style:name="P12" style:family="paragraph" style:parent-style-name="Heading_20_2">
      <style:text-properties style:font-name="Liberation Serif" officeooo:rsid="000b1ab0" officeooo:paragraph-rsid="002c58f1"/>
    </style:style>
    <style:style style:name="P13" style:family="paragraph" style:parent-style-name="Heading_20_2">
      <style:text-properties style:font-name="Liberation Serif" officeooo:rsid="0018be33" officeooo:paragraph-rsid="002c58f1"/>
    </style:style>
    <style:style style:name="P14" style:family="paragraph" style:parent-style-name="Heading_20_2">
      <style:text-properties style:font-name="Liberation Serif" officeooo:rsid="000e5493" officeooo:paragraph-rsid="002c58f1"/>
    </style:style>
    <style:style style:name="P15" style:family="paragraph" style:parent-style-name="Heading_20_2">
      <style:text-properties style:font-name="Liberation Serif" officeooo:rsid="0012a2da" officeooo:paragraph-rsid="002c58f1"/>
    </style:style>
    <style:style style:name="P16" style:family="paragraph" style:parent-style-name="Heading_20_2">
      <style:text-properties style:font-name="Liberation Serif" officeooo:rsid="001d741b" officeooo:paragraph-rsid="002c58f1"/>
    </style:style>
    <style:style style:name="P17" style:family="paragraph" style:parent-style-name="Heading_20_2">
      <style:text-properties style:font-name="Liberation Serif" officeooo:rsid="0013b4d2" officeooo:paragraph-rsid="002c58f1"/>
    </style:style>
    <style:style style:name="P18" style:family="paragraph" style:parent-style-name="Heading_20_1" style:list-style-name="">
      <style:text-properties style:font-name="Liberation Serif" officeooo:rsid="000b1ab0" officeooo:paragraph-rsid="002c58f1"/>
    </style:style>
    <style:style style:name="P19" style:family="paragraph" style:parent-style-name="Heading_20_1">
      <style:text-properties style:font-name="Liberation Serif" officeooo:rsid="000f5a10" officeooo:paragraph-rsid="0040c7b3"/>
    </style:style>
    <style:style style:name="P20" style:family="paragraph" style:parent-style-name="Heading_20_1">
      <style:text-properties style:font-name="Liberation Serif" officeooo:rsid="001d741b" officeooo:paragraph-rsid="002c58f1"/>
    </style:style>
    <style:style style:name="P21" style:family="paragraph" style:parent-style-name="Heading_20_1">
      <style:text-properties style:font-name="Liberation Serif" officeooo:rsid="0025c296" officeooo:paragraph-rsid="002c58f1"/>
    </style:style>
    <style:style style:name="P22" style:family="paragraph" style:parent-style-name="Heading_20_1">
      <style:paragraph-properties fo:break-before="page"/>
      <style:text-properties style:font-name="Liberation Serif" officeooo:rsid="000b1ab0" officeooo:paragraph-rsid="002c58f1"/>
    </style:style>
    <style:style style:name="P23" style:family="paragraph" style:parent-style-name="Heading_20_1">
      <style:paragraph-properties fo:text-align="center" style:justify-single-word="false" fo:break-before="page"/>
      <style:text-properties style:font-name="Liberation Serif" officeooo:rsid="004a1f99" officeooo:paragraph-rsid="004a1f99"/>
    </style:style>
    <style:style style:name="T1" style:family="text">
      <style:text-properties officeooo:rsid="000e5493"/>
    </style:style>
    <style:style style:name="T2" style:family="text">
      <style:text-properties officeooo:rsid="0013b4d2"/>
    </style:style>
    <style:style style:name="T3" style:family="text">
      <style:text-properties officeooo:rsid="001dfa40"/>
    </style:style>
    <style:style style:name="T4" style:family="text">
      <style:text-properties officeooo:rsid="00287338"/>
    </style:style>
    <style:style style:name="T5" style:family="text">
      <style:text-properties officeooo:rsid="00283b91"/>
    </style:style>
    <style:style style:name="T6" style:family="text">
      <style:text-properties officeooo:rsid="002d4097"/>
    </style:style>
    <style:style style:name="T7" style:family="text">
      <style:text-properties officeooo:rsid="002c468e"/>
    </style:style>
    <style:style style:name="T8" style:family="text">
      <style:text-properties officeooo:rsid="002b3a3a"/>
    </style:style>
    <style:style style:name="T9" style:family="text">
      <style:text-properties officeooo:rsid="002ee66f"/>
    </style:style>
    <style:style style:name="T10" style:family="text">
      <style:text-properties officeooo:rsid="002f0bb6"/>
    </style:style>
    <style:style style:name="T11" style:family="text">
      <style:text-properties officeooo:rsid="0032a8e4"/>
    </style:style>
    <style:style style:name="T12" style:family="text">
      <style:text-properties officeooo:rsid="0035c45c"/>
    </style:style>
    <style:style style:name="T13" style:family="text">
      <style:text-properties officeooo:rsid="00383f0a"/>
    </style:style>
    <style:style style:name="T14" style:family="text">
      <style:text-properties style:font-name="Liberation Serif" officeooo:rsid="004a1f9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325_3927931034" text:style-name="Index_20_Link" text:visited-style-name="Index_20_Link">INTRODUCTION<text:tab/>2</text:a></text:p>
          <text:p text:style-name="P5"><text:a xlink:type="simple" xlink:href="#__RefHeading___Toc327_3927931034" text:style-name="Index_20_Link" text:visited-style-name="Index_20_Link">I. Présentation de la question<text:tab/>2</text:a></text:p>
          <text:p text:style-name="P6"><text:a xlink:type="simple" xlink:href="#__RefHeading___Toc329_3927931034" text:style-name="Index_20_Link" text:visited-style-name="Index_20_Link">1. Les erreurs d’acquisition<text:tab/>2</text:a></text:p>
          <text:p text:style-name="P6"><text:a xlink:type="simple" xlink:href="#__RefHeading___Toc331_3927931034" text:style-name="Index_20_Link" text:visited-style-name="Index_20_Link">2. Les matériaux<text:tab/>2</text:a></text:p>
          <text:p text:style-name="P6"><text:a xlink:type="simple" xlink:href="#__RefHeading___Toc333_3927931034" text:style-name="Index_20_Link" text:visited-style-name="Index_20_Link">3. Le travail en équipe<text:tab/>2</text:a></text:p>
          <text:p text:style-name="P5"><text:a xlink:type="simple" xlink:href="#__RefHeading___Toc335_3927931034" text:style-name="Index_20_Link" text:visited-style-name="Index_20_Link">II. La démarche<text:tab/>2</text:a></text:p>
          <text:p text:style-name="P6"><text:a xlink:type="simple" xlink:href="#__RefHeading___Toc205_3927931034" text:style-name="Index_20_Link" text:visited-style-name="Index_20_Link">1. Les langages utilisés<text:tab/>2</text:a></text:p>
          <text:p text:style-name="P6"><text:a xlink:type="simple" xlink:href="#__RefHeading___Toc207_3927931034" text:style-name="Index_20_Link" text:visited-style-name="Index_20_Link">2. Les problèmes rencontrés<text:tab/>2</text:a></text:p>
          <text:p text:style-name="P6"><text:a xlink:type="simple" xlink:href="#__RefHeading___Toc209_3927931034" text:style-name="Index_20_Link" text:visited-style-name="Index_20_Link">3. Les solutions possibles<text:tab/>2</text:a></text:p>
          <text:p text:style-name="P5"><text:a xlink:type="simple" xlink:href="#__RefHeading___Toc211_3927931034" text:style-name="Index_20_Link" text:visited-style-name="Index_20_Link">III. Le résultat<text:tab/>2</text:a></text:p>
          <text:p text:style-name="P6"><text:a xlink:type="simple" xlink:href="#__RefHeading___Toc213_3927931034" text:style-name="Index_20_Link" text:visited-style-name="Index_20_Link">1. La comparaison des solutions<text:tab/>2</text:a></text:p>
          <text:p text:style-name="P6"><text:a xlink:type="simple" xlink:href="#__RefHeading___Toc215_3927931034" text:style-name="Index_20_Link" text:visited-style-name="Index_20_Link">2. La solution choisie<text:tab/>2</text:a></text:p>
          <text:p text:style-name="P5"><text:a xlink:type="simple" xlink:href="#__RefHeading___Toc337_3927931034" text:style-name="Index_20_Link" text:visited-style-name="Index_20_Link">CONCLUSION<text:tab/>2</text:a></text:p>
          <text:p text:style-name="P5"><text:a xlink:type="simple" xlink:href="#__RefHeading___Toc219_3927931034" text:style-name="Index_20_Link" text:visited-style-name="Index_20_Link">INTRODUCTION<text:tab/>3</text:a></text:p>
        </text:index-body>
      </text:table-of-content>
      <text:h text:style-name="P18" text:outline-level="1"/>
      <text:h text:style-name="P22" text:outline-level="1"><text:bookmark-start text:name="__RefHeading___Toc325_3927931034"/><text:span text:style-name="T3">I</text:span>NTRODUCTION<text:bookmark-end text:name="__RefHeading___Toc325_3927931034"/></text:h>
      <text:p text:style-name="P7"/>
      <text:p text:style-name="P1"><text:tab/>Savez-vous <text:s/>résoudre le Rubik’s cube ? Certaine<text:span text:style-name="T9">s</text:span> personnes sont capable<text:span text:style-name="T9">s</text:span> de le résoudre très rapidement, d’autres essaye<text:span text:style-name="T9">nt d’apprendre à le résoudre</text:span>. Pour <text:span text:style-name="T10">aider ces derniers, il est possible d’utiliser un robot connaissant des algorithmes qui permet de le résoudre si ils sont coincés.</text:span></text:p>
      <text:p text:style-name="P3"><text:tab/>Il existe un tutoriel sur internet, publié par David Gilday, afin de construire ce type de robot à partir de Lego Mindstorms. Cependant, les capteurs de couleurs <text:span text:style-name="T11">utilisés</text:span> sont sensibles à l’éclairage, ce qui provoque des erreurs d’acquisition <text:span text:style-name="T13">dans des conditions non optimales.</text:span></text:p>
      <text:p text:style-name="P4"><text:span text:style-name="T10"><text:tab/>A</text:span>insi, <text:span text:style-name="T12">nous pouvons nous</text:span> demander comment résoudre un Rubik’s cube à l’aide d’un robot <text:span text:style-name="T12">qui récupère </text:span>des mesures de couleurs bruitées ?</text:p>
      <text:p text:style-name="P8"><text:tab/>Pour répondre à cette question, nous présenterons dans un premier temps le sujet, en spécifiant d’abord les erreurs d’acquisitions puis les matériaux utilisés et le travail en équipe. Dans un second temps, la démarche utilisée pour répondre à la question, en précisant les langages utilisés, les problèmes rencontrés et les solutions possibles. Pour finir, nous évoquerons les résultats obtenus en présentant la comparaison des solutions possibles et la solution choisie.</text:p>
      <text:p text:style-name="P9"/>
      <text:h text:style-name="P22" text:outline-level="1"><text:bookmark-start text:name="__RefHeading___Toc327_3927931034"/>I. <text:span text:style-name="T4">Présentation de la question</text:span><text:bookmark-end text:name="__RefHeading___Toc327_3927931034"/></text:h>
      <text:h text:style-name="P12" text:outline-level="2"><text:bookmark-start text:name="__RefHeading___Toc329_3927931034"/>1. Les erreurs d’acquisition<text:bookmark-end text:name="__RefHeading___Toc329_3927931034"/></text:h>
      <text:h text:style-name="P12" text:outline-level="2"><text:bookmark-start text:name="__RefHeading___Toc331_3927931034"/>2. <text:span text:style-name="T1">Les matériaux </text:span><text:bookmark-end text:name="__RefHeading___Toc331_3927931034"/></text:h>
      <text:h text:style-name="P13" text:outline-level="2"><text:bookmark-start text:name="__RefHeading___Toc333_3927931034"/>3. <text:span text:style-name="T5">Le travail en équipe</text:span><text:bookmark-end text:name="__RefHeading___Toc333_3927931034"/></text:h>
      <text:h text:style-name="P19" text:outline-level="1"><text:bookmark-start text:name="__RefHeading___Toc335_3927931034"/>II. La démarche<text:bookmark-end text:name="__RefHeading___Toc335_3927931034"/></text:h>
      <text:h text:style-name="P14" text:outline-level="2"><text:bookmark-start text:name="__RefHeading___Toc205_3927931034"/>1. <text:span text:style-name="T6">Les l</text:span>angage<text:span text:style-name="T6">s</text:span> utilisé<text:span text:style-name="T6">s</text:span><text:bookmark-end text:name="__RefHeading___Toc205_3927931034"/></text:h>
      <text:h text:style-name="P15" text:outline-level="2"><text:bookmark-start text:name="__RefHeading___Toc207_3927931034"/><text:span text:style-name="T4">2</text:span>. Les problèmes rencontrés<text:bookmark-end text:name="__RefHeading___Toc207_3927931034"/></text:h>
      <text:h text:style-name="P15" text:outline-level="2"><text:bookmark-start text:name="__RefHeading___Toc209_3927931034"/><text:span text:style-name="T4">3</text:span>. <text:span text:style-name="T2">Les solutions possibles</text:span><text:bookmark-end text:name="__RefHeading___Toc209_3927931034"/></text:h>
      <text:h text:style-name="P20" text:outline-level="1"><text:bookmark-start text:name="__RefHeading___Toc211_3927931034"/>I<text:span text:style-name="T7">II.</text:span> Le résultat<text:bookmark-end text:name="__RefHeading___Toc211_3927931034"/></text:h>
      <text:h text:style-name="P16" text:outline-level="2"><text:bookmark-start text:name="__RefHeading___Toc213_3927931034"/>1. <text:span text:style-name="T8">La comparaison des solutions</text:span><text:bookmark-end text:name="__RefHeading___Toc213_3927931034"/></text:h>
      <text:h text:style-name="P17" text:outline-level="2"><text:bookmark-start text:name="__RefHeading___Toc215_3927931034"/><text:span text:style-name="T8">2</text:span>. <text:span text:style-name="T8">La solution choisie</text:span><text:bookmark-end text:name="__RefHeading___Toc215_3927931034"/></text:h>
      <text:h text:style-name="P21" text:outline-level="1"><text:bookmark-start text:name="__RefHeading___Toc337_3927931034"/>CONCLUSION<text:bookmark-end text:name="__RefHeading___Toc337_3927931034"/></text:h>
      <text:h text:style-name="P23" text:outline-level="1"><text:bookmark-start text:name="__RefHeading___Toc219_3927931034"/>Bibliographie<text:bookmark-end text:name="__RefHeading___Toc219_3927931034"/></text:h>
      <text:p text:style-name="P11"><text:span text:style-name="T14"/></text:p>
      <text:p text:style-name="P11"><text:span text:style-name="T14"/></text:p>
      <text:p text:style-name="P11"><text:span text:style-name="T14"/></text:p>
      <text:p text:style-name="P10"><text:a xlink:type="simple" xlink:href="https://en.wikipedia.org/wiki/HSL_and_HSV" text:style-name="Internet_20_link" text:visited-style-name="Visited_20_Internet_20_Link">https://en.wikipedia.org/wiki/HSL_and_HSV</text:a></text:p>
      <text:p text:style-name="P10"/>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8:20:04.044346771</meta:creation-date>
    <dc:date>2019-04-09T17:03:07.498415035</dc:date>
    <meta:editing-duration>PT1H47M20S</meta:editing-duration>
    <meta:editing-cycles>48</meta:editing-cycles>
    <meta:generator>LibreOffice/5.1.6.2$Linux_X86_64 LibreOffice_project/10m0$Build-2</meta:generator>
    <meta:document-statistic meta:table-count="0" meta:image-count="0" meta:object-count="0" meta:page-count="4" meta:paragraph-count="34" meta:word-count="290" meta:character-count="1844" meta:non-whitespace-character-count="1582"/>
  </office:meta>
</office:document-meta>
</file>